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A0000005A00C103CB1.png"/>
  <manifest:file-entry manifest:media-type="image/png" manifest:full-path="Pictures/10000201000005A0000005A02304DFEA.png"/>
  <manifest:file-entry manifest:media-type="image/png" manifest:full-path="Pictures/10000201000001BA00000199D2BCA811.png"/>
  <manifest:file-entry manifest:media-type="image/png" manifest:full-path="Pictures/10000201000005A0000005A0D27314F3.png"/>
  <manifest:file-entry manifest:media-type="image/png" manifest:full-path="Pictures/10000201000003E400000390B426DDEC.png"/>
  <manifest:file-entry manifest:media-type="image/jpeg" manifest:full-path="Pictures/10000000000008EF0000065285CAC849.jpg"/>
  <manifest:file-entry manifest:media-type="image/png" manifest:full-path="Pictures/10000201000005A0000005A0491DDD8A.png"/>
  <manifest:file-entry manifest:media-type="image/png" manifest:full-path="Pictures/10000201000005A0000005A00ECEDE68.png"/>
  <manifest:file-entry manifest:media-type="image/png" manifest:full-path="Pictures/10000201000005A0000005A0BEB9DE49.png"/>
  <manifest:file-entry manifest:media-type="image/png" manifest:full-path="Pictures/10000201000005A0000005A089A83E4C.png"/>
  <manifest:file-entry manifest:media-type="image/png" manifest:full-path="Pictures/10000201000005A0000005A03468A10B.png"/>
  <manifest:file-entry manifest:media-type="image/png" manifest:full-path="Pictures/10000201000001BA00000199EF0571C3.png"/>
  <manifest:file-entry manifest:media-type="image/png" manifest:full-path="Pictures/10000201000005A0000005A088E961D5.png"/>
  <manifest:file-entry manifest:media-type="image/png" manifest:full-path="Pictures/10000201000005A0000005A0932ADADF.png"/>
  <manifest:file-entry manifest:media-type="image/png" manifest:full-path="Pictures/10000201000001BA0000019945E7B74E.png"/>
  <manifest:file-entry manifest:media-type="image/png" manifest:full-path="Pictures/10000201000005A0000005A0BD385B0C.png"/>
  <manifest:file-entry manifest:media-type="image/png" manifest:full-path="Pictures/10000201000005A0000005A02202BD62.png"/>
  <manifest:file-entry manifest:media-type="image/png" manifest:full-path="Pictures/10000201000005A0000005A0FC619520.png"/>
  <manifest:file-entry manifest:media-type="image/png" manifest:full-path="Pictures/10000201000005A0000005A03B1FE4B1.png"/>
  <manifest:file-entry manifest:media-type="image/png" manifest:full-path="Pictures/10000201000005A0000005A05106E6D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16pt" fo:font-weight="bold" style:font-size-asian="16pt" style:font-weight-asian="bold" style:font-size-complex="16pt" style:font-weight-complex="bold"/>
    </style:style>
    <style:style style:name="P3" style:family="paragraph">
      <style:text-properties fo:color="#3399ff" fo:font-size="16pt"/>
    </style:style>
    <style:style style:name="P4" style:family="paragraph">
      <style:text-properties fo:color="#3399ff" fo:font-size="16pt" fo:font-weight="bold" style:font-size-asian="16pt" style:font-weight-asian="bold" style:font-size-complex="16pt" style:font-weight-complex="bold"/>
    </style:style>
    <style:style style:name="P5" style:family="paragraph">
      <style:text-properties fo:color="#00ccff" fo:font-size="16pt"/>
    </style:style>
    <style:style style:name="P6" style:family="paragraph">
      <style:text-properties fo:color="#00ccff" fo:font-size="16pt" fo:font-weight="bold" style:font-size-asian="16pt" style:font-weight-asian="bold" style:font-size-complex="16pt" style:font-weight-complex="bold"/>
    </style:style>
    <style:style style:name="P7" style:family="paragraph">
      <style:text-properties fo:color="#66ccff" fo:font-size="16pt"/>
    </style:style>
    <style:style style:name="P8" style:family="paragraph">
      <style:text-properties fo:color="#66ccff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3399ff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00ccff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66ccff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789cm" svg:height="14cm" svg:x="0.6cm" svg:y="0.6cm">
          <draw:image xlink:href="Pictures/10000000000008EF0000065285CAC849.jpg" xlink:type="simple" xlink:show="embed" xlink:actuate="onLoad">
            <text:p/>
          </draw:image>
        </draw:frame>
        <draw:frame draw:style-name="gr1" draw:text-style-name="P1" draw:layer="layout" svg:width="4.418cm" svg:height="4.089cm" svg:x="2cm" svg:y="8.011cm">
          <draw:image xlink:href="Pictures/10000201000001BA00000199EF0571C3.png" xlink:type="simple" xlink:show="embed" xlink:actuate="onLoad">
            <text:p/>
          </draw:image>
        </draw:frame>
        <draw:frame draw:style-name="gr1" draw:text-style-name="P1" draw:layer="layout" svg:width="4.616cm" svg:height="4.271cm" svg:x="8.19cm" svg:y="7.861cm">
          <draw:image xlink:href="Pictures/10000201000001BA00000199D2BCA811.png" xlink:type="simple" xlink:show="embed" xlink:actuate="onLoad">
            <text:p/>
          </draw:image>
        </draw:frame>
        <draw:frame draw:style-name="gr1" draw:text-style-name="P1" draw:layer="layout" svg:width="4.232cm" svg:height="3.916cm" svg:x="15.013cm" svg:y="8.277cm">
          <draw:image xlink:href="Pictures/10000201000001BA0000019945E7B74E.png" xlink:type="simple" xlink:show="embed" xlink:actuate="onLoad">
            <text:p/>
          </draw:image>
        </draw:frame>
        <draw:frame draw:style-name="gr1" draw:text-style-name="P1" draw:layer="layout" svg:width="5.463cm" svg:height="5.001cm" svg:x="7.785cm" svg:y="1.209cm">
          <draw:image xlink:href="Pictures/10000201000003E400000390B426DDEC.png" xlink:type="simple" xlink:show="embed" xlink:actuate="onLoad">
            <text:p/>
          </draw:image>
        </draw:frame>
        <draw:frame draw:style-name="gr1" draw:text-style-name="P1" draw:layer="layout" svg:width="19.789cm" svg:height="14cm" svg:x="0.6cm" svg:y="15.2cm">
          <draw:image xlink:href="Pictures/10000000000008EF0000065285CAC849.jpg" xlink:type="simple" xlink:show="embed" xlink:actuate="onLoad">
            <text:p/>
          </draw:image>
        </draw:frame>
        <draw:frame draw:style-name="gr1" draw:text-style-name="P1" draw:layer="layout" svg:width="4.418cm" svg:height="4.089cm" svg:x="2cm" svg:y="22.611cm">
          <draw:image xlink:href="Pictures/10000201000001BA00000199EF0571C3.png" xlink:type="simple" xlink:show="embed" xlink:actuate="onLoad">
            <text:p/>
          </draw:image>
        </draw:frame>
        <draw:frame draw:style-name="gr1" draw:text-style-name="P1" draw:layer="layout" svg:width="4.616cm" svg:height="4.271cm" svg:x="8.19cm" svg:y="22.461cm">
          <draw:image xlink:href="Pictures/10000201000001BA00000199D2BCA811.png" xlink:type="simple" xlink:show="embed" xlink:actuate="onLoad">
            <text:p/>
          </draw:image>
        </draw:frame>
        <draw:frame draw:style-name="gr1" draw:text-style-name="P1" draw:layer="layout" svg:width="4.232cm" svg:height="3.916cm" svg:x="15.013cm" svg:y="22.877cm">
          <draw:image xlink:href="Pictures/10000201000001BA0000019945E7B74E.png" xlink:type="simple" xlink:show="embed" xlink:actuate="onLoad">
            <text:p/>
          </draw:image>
        </draw:frame>
        <draw:frame draw:style-name="gr1" draw:text-style-name="P1" draw:layer="layout" svg:width="5.463cm" svg:height="5.001cm" svg:x="7.785cm" svg:y="15.809cm">
          <draw:image xlink:href="Pictures/10000201000003E400000390B426DDEC.png" xlink:type="simple" xlink:show="embed" xlink:actuate="onLoad">
            <text:p/>
          </draw:image>
        </draw:frame>
        <draw:frame draw:style-name="gr2" draw:text-style-name="P2" draw:layer="layout" svg:width="0.815cm" svg:height="0.899cm" svg:x="1.1cm" svg:y="0.9cm">
          <draw:text-box>
            <text:p><text:span text:style-name="T1">1</text:span></text:p>
          </draw:text-box>
        </draw:frame>
        <draw:frame draw:style-name="gr2" draw:text-style-name="P2" draw:layer="layout" svg:width="0.815cm" svg:height="0.899cm" svg:x="1.2cm" svg:y="15.6cm">
          <draw:text-box>
            <text:p><text:span text:style-name="T1">2</text:span></text:p>
          </draw:text-box>
        </draw:frame>
        <draw:frame draw:style-name="gr1" draw:text-style-name="P1" draw:layer="layout" svg:width="3.047cm" svg:height="3.047cm" svg:x="8.953cm" svg:y="1.853cm">
          <draw:image xlink:href="Pictures/10000201000005A0000005A02304DFEA.png" xlink:type="simple" xlink:show="embed" xlink:actuate="onLoad">
            <text:p/>
          </draw:image>
        </draw:frame>
        <draw:frame draw:style-name="gr1" draw:text-style-name="P1" draw:layer="layout" svg:width="3.047cm" svg:height="3.047cm" svg:x="2.653cm" svg:y="8.853cm">
          <draw:image xlink:href="Pictures/10000201000005A0000005A05106E6D1.png" xlink:type="simple" xlink:show="embed" xlink:actuate="onLoad">
            <text:p/>
          </draw:image>
        </draw:frame>
        <draw:frame draw:style-name="gr1" draw:text-style-name="P1" draw:layer="layout" svg:width="3.047cm" svg:height="3.047cm" svg:x="8.953cm" svg:y="8.553cm">
          <draw:image xlink:href="Pictures/10000201000005A0000005A03468A10B.png" xlink:type="simple" xlink:show="embed" xlink:actuate="onLoad">
            <text:p/>
          </draw:image>
        </draw:frame>
        <draw:frame draw:style-name="gr1" draw:text-style-name="P1" draw:layer="layout" svg:width="3.047cm" svg:height="3.047cm" svg:x="15.553cm" svg:y="8.7cm">
          <draw:image xlink:href="Pictures/10000201000005A0000005A03468A10B.png" xlink:type="simple" xlink:show="embed" xlink:actuate="onLoad">
            <text:p/>
          </draw:image>
        </draw:frame>
        <draw:frame draw:style-name="gr1" draw:text-style-name="P1" draw:layer="layout" svg:width="3.047cm" svg:height="3.047cm" svg:x="8.953cm" svg:y="16.5cm">
          <draw:image xlink:href="Pictures/10000201000005A0000005A0932ADADF.png" xlink:type="simple" xlink:show="embed" xlink:actuate="onLoad">
            <text:p/>
          </draw:image>
        </draw:frame>
        <draw:frame draw:style-name="gr1" draw:text-style-name="P1" draw:layer="layout" svg:width="3.047cm" svg:height="3.047cm" svg:x="15.6cm" svg:y="23.253cm">
          <draw:image xlink:href="Pictures/10000201000005A0000005A0BD385B0C.png" xlink:type="simple" xlink:show="embed" xlink:actuate="onLoad">
            <text:p/>
          </draw:image>
        </draw:frame>
        <draw:frame draw:style-name="gr1" draw:text-style-name="P1" draw:layer="layout" svg:width="3.047cm" svg:height="3.047cm" svg:x="8.953cm" svg:y="23.1cm">
          <draw:image xlink:href="Pictures/10000201000005A0000005A03468A10B.png" xlink:type="simple" xlink:show="embed" xlink:actuate="onLoad">
            <text:p/>
          </draw:image>
        </draw:frame>
        <draw:frame draw:style-name="gr1" draw:text-style-name="P1" draw:layer="layout" svg:width="3.047cm" svg:height="3.047cm" svg:x="2.7cm" svg:y="23.353cm">
          <draw:image xlink:href="Pictures/10000201000005A0000005A03468A10B.png" xlink:type="simple" xlink:show="embed" xlink:actuate="onLoad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19.789cm" svg:height="14cm" svg:x="0.6cm" svg:y="0.6cm">
          <draw:image xlink:href="Pictures/10000000000008EF0000065285CAC849.jpg" xlink:type="simple" xlink:show="embed" xlink:actuate="onLoad">
            <text:p/>
          </draw:image>
        </draw:frame>
        <draw:frame draw:style-name="gr1" draw:text-style-name="P1" draw:layer="layout" svg:width="4.418cm" svg:height="4.089cm" svg:x="2cm" svg:y="7.811cm">
          <draw:image xlink:href="Pictures/10000201000001BA00000199EF0571C3.png" xlink:type="simple" xlink:show="embed" xlink:actuate="onLoad">
            <text:p/>
          </draw:image>
        </draw:frame>
        <draw:frame draw:style-name="gr1" draw:text-style-name="P1" draw:layer="layout" svg:width="4.616cm" svg:height="4.271cm" svg:x="8.19cm" svg:y="7.661cm">
          <draw:image xlink:href="Pictures/10000201000001BA00000199D2BCA811.png" xlink:type="simple" xlink:show="embed" xlink:actuate="onLoad">
            <text:p/>
          </draw:image>
        </draw:frame>
        <draw:frame draw:style-name="gr1" draw:text-style-name="P1" draw:layer="layout" svg:width="4.232cm" svg:height="3.916cm" svg:x="15.013cm" svg:y="8.077cm">
          <draw:image xlink:href="Pictures/10000201000001BA0000019945E7B74E.png" xlink:type="simple" xlink:show="embed" xlink:actuate="onLoad">
            <text:p/>
          </draw:image>
        </draw:frame>
        <draw:frame draw:style-name="gr1" draw:text-style-name="P1" draw:layer="layout" svg:width="5.463cm" svg:height="5.001cm" svg:x="7.785cm" svg:y="1.209cm">
          <draw:image xlink:href="Pictures/10000201000003E400000390B426DDEC.png" xlink:type="simple" xlink:show="embed" xlink:actuate="onLoad">
            <text:p/>
          </draw:image>
        </draw:frame>
        <draw:frame draw:style-name="gr1" draw:text-style-name="P1" draw:layer="layout" svg:width="19.789cm" svg:height="14cm" svg:x="0.6cm" svg:y="15.2cm">
          <draw:image xlink:href="Pictures/10000000000008EF0000065285CAC849.jpg" xlink:type="simple" xlink:show="embed" xlink:actuate="onLoad">
            <text:p/>
          </draw:image>
        </draw:frame>
        <draw:frame draw:style-name="gr1" draw:text-style-name="P1" draw:layer="layout" svg:width="4.418cm" svg:height="4.089cm" svg:x="2cm" svg:y="22.511cm">
          <draw:image xlink:href="Pictures/10000201000001BA00000199EF0571C3.png" xlink:type="simple" xlink:show="embed" xlink:actuate="onLoad">
            <text:p/>
          </draw:image>
        </draw:frame>
        <draw:frame draw:style-name="gr1" draw:text-style-name="P1" draw:layer="layout" svg:width="4.616cm" svg:height="4.271cm" svg:x="8.19cm" svg:y="22.361cm">
          <draw:image xlink:href="Pictures/10000201000001BA00000199D2BCA811.png" xlink:type="simple" xlink:show="embed" xlink:actuate="onLoad">
            <text:p/>
          </draw:image>
        </draw:frame>
        <draw:frame draw:style-name="gr1" draw:text-style-name="P1" draw:layer="layout" svg:width="4.232cm" svg:height="3.916cm" svg:x="15.013cm" svg:y="22.777cm">
          <draw:image xlink:href="Pictures/10000201000001BA0000019945E7B74E.png" xlink:type="simple" xlink:show="embed" xlink:actuate="onLoad">
            <text:p/>
          </draw:image>
        </draw:frame>
        <draw:frame draw:style-name="gr1" draw:text-style-name="P1" draw:layer="layout" svg:width="5.463cm" svg:height="5.001cm" svg:x="7.785cm" svg:y="15.809cm">
          <draw:image xlink:href="Pictures/10000201000003E400000390B426DDEC.png" xlink:type="simple" xlink:show="embed" xlink:actuate="onLoad">
            <text:p/>
          </draw:image>
        </draw:frame>
        <draw:frame draw:style-name="gr2" draw:text-style-name="P2" draw:layer="layout" svg:width="0.815cm" svg:height="0.899cm" svg:x="1.101cm" svg:y="0.901cm">
          <draw:text-box>
            <text:p><text:span text:style-name="T1">3</text:span></text:p>
          </draw:text-box>
        </draw:frame>
        <draw:frame draw:style-name="gr2" draw:text-style-name="P2" draw:layer="layout" svg:width="0.815cm" svg:height="0.899cm" svg:x="1.201cm" svg:y="15.601cm">
          <draw:text-box>
            <text:p><text:span text:style-name="T1">4</text:span></text:p>
          </draw:text-box>
        </draw:frame>
        <draw:frame draw:style-name="gr1" draw:text-style-name="P1" draw:layer="layout" svg:width="3.047cm" svg:height="3.047cm" svg:x="8.9cm" svg:y="1.953cm">
          <draw:image xlink:href="Pictures/10000201000005A0000005A0BEB9DE49.png" xlink:type="simple" xlink:show="embed" xlink:actuate="onLoad">
            <text:p/>
          </draw:image>
        </draw:frame>
        <draw:frame draw:style-name="gr1" draw:text-style-name="P1" draw:layer="layout" svg:width="3.047cm" svg:height="3.047cm" svg:x="8.953cm" svg:y="8.253cm">
          <draw:image xlink:href="Pictures/10000201000005A0000005A00ECEDE68.png" xlink:type="simple" xlink:show="embed" xlink:actuate="onLoad">
            <text:p/>
          </draw:image>
        </draw:frame>
        <draw:frame draw:style-name="gr1" draw:text-style-name="P1" draw:layer="layout" svg:width="3.047cm" svg:height="3.047cm" svg:x="2.7cm" svg:y="8.653cm">
          <draw:image xlink:href="Pictures/10000201000005A0000005A03468A10B.png" xlink:type="simple" xlink:show="embed" xlink:actuate="onLoad">
            <text:p/>
          </draw:image>
        </draw:frame>
        <draw:frame draw:style-name="gr1" draw:text-style-name="P1" draw:layer="layout" svg:width="3.047cm" svg:height="3.047cm" svg:x="15.553cm" svg:y="8.553cm">
          <draw:image xlink:href="Pictures/10000201000005A0000005A03468A10B.png" xlink:type="simple" xlink:show="embed" xlink:actuate="onLoad">
            <text:p/>
          </draw:image>
        </draw:frame>
        <draw:frame draw:style-name="gr1" draw:text-style-name="P1" draw:layer="layout" svg:width="3.047cm" svg:height="3.047cm" svg:x="8.9cm" svg:y="16.453cm">
          <draw:image xlink:href="Pictures/10000201000005A0000005A0491DDD8A.png" xlink:type="simple" xlink:show="embed" xlink:actuate="onLoad">
            <text:p/>
          </draw:image>
        </draw:frame>
        <draw:frame draw:style-name="gr1" draw:text-style-name="P1" draw:layer="layout" svg:width="3.047cm" svg:height="3.047cm" svg:x="2.653cm" svg:y="23.3cm">
          <draw:image xlink:href="Pictures/10000201000005A0000005A03B1FE4B1.png" xlink:type="simple" xlink:show="embed" xlink:actuate="onLoad">
            <text:p/>
          </draw:image>
        </draw:frame>
        <draw:frame draw:style-name="gr1" draw:text-style-name="P1" draw:layer="layout" svg:width="3.047cm" svg:height="3.047cm" svg:x="9cm" svg:y="23cm">
          <draw:image xlink:href="Pictures/10000201000005A0000005A03468A10B.png" xlink:type="simple" xlink:show="embed" xlink:actuate="onLoad">
            <text:p/>
          </draw:image>
        </draw:frame>
        <draw:frame draw:style-name="gr1" draw:text-style-name="P1" draw:layer="layout" svg:width="3.047cm" svg:height="3.047cm" svg:x="15.6cm" svg:y="23.253cm">
          <draw:image xlink:href="Pictures/10000201000005A0000005A03468A10B.png" xlink:type="simple" xlink:show="embed" xlink:actuate="onLoad">
            <text:p/>
          </draw:image>
        </draw:frame>
      </draw:page>
      <draw:page draw:name="page3" draw:style-name="dp1" draw:master-page-name="Standard">
        <draw:frame draw:style-name="gr1" draw:text-style-name="P1" draw:layer="layout" svg:width="19.789cm" svg:height="14cm" svg:x="0.6cm" svg:y="0.6cm">
          <draw:image xlink:href="Pictures/10000000000008EF0000065285CAC849.jpg" xlink:type="simple" xlink:show="embed" xlink:actuate="onLoad">
            <text:p/>
          </draw:image>
        </draw:frame>
        <draw:frame draw:style-name="gr1" draw:text-style-name="P1" draw:layer="layout" svg:width="4.418cm" svg:height="4.089cm" svg:x="2cm" svg:y="7.811cm">
          <draw:image xlink:href="Pictures/10000201000001BA00000199EF0571C3.png" xlink:type="simple" xlink:show="embed" xlink:actuate="onLoad">
            <text:p/>
          </draw:image>
        </draw:frame>
        <draw:frame draw:style-name="gr1" draw:text-style-name="P1" draw:layer="layout" svg:width="4.616cm" svg:height="4.271cm" svg:x="8.19cm" svg:y="7.661cm">
          <draw:image xlink:href="Pictures/10000201000001BA00000199D2BCA811.png" xlink:type="simple" xlink:show="embed" xlink:actuate="onLoad">
            <text:p/>
          </draw:image>
        </draw:frame>
        <draw:frame draw:style-name="gr1" draw:text-style-name="P1" draw:layer="layout" svg:width="4.232cm" svg:height="3.916cm" svg:x="15.013cm" svg:y="8.077cm">
          <draw:image xlink:href="Pictures/10000201000001BA0000019945E7B74E.png" xlink:type="simple" xlink:show="embed" xlink:actuate="onLoad">
            <text:p/>
          </draw:image>
        </draw:frame>
        <draw:frame draw:style-name="gr1" draw:text-style-name="P1" draw:layer="layout" svg:width="5.463cm" svg:height="5.001cm" svg:x="7.785cm" svg:y="1.209cm">
          <draw:image xlink:href="Pictures/10000201000003E400000390B426DDEC.png" xlink:type="simple" xlink:show="embed" xlink:actuate="onLoad">
            <text:p/>
          </draw:image>
        </draw:frame>
        <draw:frame draw:style-name="gr1" draw:text-style-name="P1" draw:layer="layout" svg:width="19.789cm" svg:height="14cm" svg:x="0.6cm" svg:y="15.2cm">
          <draw:image xlink:href="Pictures/10000000000008EF0000065285CAC849.jpg" xlink:type="simple" xlink:show="embed" xlink:actuate="onLoad">
            <text:p/>
          </draw:image>
        </draw:frame>
        <draw:frame draw:style-name="gr1" draw:text-style-name="P1" draw:layer="layout" svg:width="4.418cm" svg:height="4.089cm" svg:x="2cm" svg:y="22.511cm">
          <draw:image xlink:href="Pictures/10000201000001BA00000199EF0571C3.png" xlink:type="simple" xlink:show="embed" xlink:actuate="onLoad">
            <text:p/>
          </draw:image>
        </draw:frame>
        <draw:frame draw:style-name="gr1" draw:text-style-name="P1" draw:layer="layout" svg:width="4.616cm" svg:height="4.271cm" svg:x="8.19cm" svg:y="22.361cm">
          <draw:image xlink:href="Pictures/10000201000001BA00000199D2BCA811.png" xlink:type="simple" xlink:show="embed" xlink:actuate="onLoad">
            <text:p/>
          </draw:image>
        </draw:frame>
        <draw:frame draw:style-name="gr1" draw:text-style-name="P1" draw:layer="layout" svg:width="4.232cm" svg:height="3.916cm" svg:x="15.013cm" svg:y="22.777cm">
          <draw:image xlink:href="Pictures/10000201000001BA0000019945E7B74E.png" xlink:type="simple" xlink:show="embed" xlink:actuate="onLoad">
            <text:p/>
          </draw:image>
        </draw:frame>
        <draw:frame draw:style-name="gr1" draw:text-style-name="P1" draw:layer="layout" svg:width="5.463cm" svg:height="5.001cm" svg:x="7.785cm" svg:y="15.809cm">
          <draw:image xlink:href="Pictures/10000201000003E400000390B426DDEC.png" xlink:type="simple" xlink:show="embed" xlink:actuate="onLoad">
            <text:p/>
          </draw:image>
        </draw:frame>
        <draw:frame draw:style-name="gr2" draw:text-style-name="P2" draw:layer="layout" svg:width="0.815cm" svg:height="0.899cm" svg:x="1.101cm" svg:y="0.901cm">
          <draw:text-box>
            <text:p><text:span text:style-name="T1">5</text:span></text:p>
          </draw:text-box>
        </draw:frame>
        <draw:frame draw:style-name="gr2" draw:text-style-name="P2" draw:layer="layout" svg:width="0.815cm" svg:height="0.899cm" svg:x="1.201cm" svg:y="15.601cm">
          <draw:text-box>
            <text:p><text:span text:style-name="T1">6</text:span></text:p>
          </draw:text-box>
        </draw:frame>
        <draw:frame draw:style-name="gr1" draw:text-style-name="P1" draw:layer="layout" svg:width="3.047cm" svg:height="3.047cm" svg:x="8.9cm" svg:y="1.853cm">
          <draw:image xlink:href="Pictures/10000201000005A0000005A089A83E4C.png" xlink:type="simple" xlink:show="embed" xlink:actuate="onLoad">
            <text:p/>
          </draw:image>
        </draw:frame>
        <draw:frame draw:style-name="gr1" draw:text-style-name="P1" draw:layer="layout" svg:width="3.047cm" svg:height="3.047cm" svg:x="15.6cm" svg:y="8.453cm">
          <draw:image xlink:href="Pictures/10000201000005A0000005A088E961D5.png" xlink:type="simple" xlink:show="embed" xlink:actuate="onLoad">
            <text:p/>
          </draw:image>
        </draw:frame>
        <draw:frame draw:style-name="gr1" draw:text-style-name="P1" draw:layer="layout" svg:width="3.047cm" svg:height="3.047cm" svg:x="9cm" svg:y="8.3cm">
          <draw:image xlink:href="Pictures/10000201000005A0000005A03468A10B.png" xlink:type="simple" xlink:show="embed" xlink:actuate="onLoad">
            <text:p/>
          </draw:image>
        </draw:frame>
        <draw:frame draw:style-name="gr1" draw:text-style-name="P1" draw:layer="layout" svg:width="3.047cm" svg:height="3.047cm" svg:x="2.7cm" svg:y="8.653cm">
          <draw:image xlink:href="Pictures/10000201000005A0000005A03468A10B.png" xlink:type="simple" xlink:show="embed" xlink:actuate="onLoad">
            <text:p/>
          </draw:image>
        </draw:frame>
        <draw:frame draw:style-name="gr1" draw:text-style-name="P1" draw:layer="layout" svg:width="3.047cm" svg:height="3.047cm" svg:x="8.953cm" svg:y="16.353cm">
          <draw:image xlink:href="Pictures/10000201000005A0000005A0D27314F3.png" xlink:type="simple" xlink:show="embed" xlink:actuate="onLoad">
            <text:p/>
          </draw:image>
        </draw:frame>
        <draw:frame draw:style-name="gr1" draw:text-style-name="P1" draw:layer="layout" svg:width="3.047cm" svg:height="3.047cm" svg:x="8.953cm" svg:y="22.953cm">
          <draw:image xlink:href="Pictures/10000201000005A0000005A0FC619520.png" xlink:type="simple" xlink:show="embed" xlink:actuate="onLoad">
            <text:p/>
          </draw:image>
        </draw:frame>
        <draw:frame draw:style-name="gr1" draw:text-style-name="P1" draw:layer="layout" svg:width="3.047cm" svg:height="3.047cm" svg:x="2.7cm" svg:y="23.3cm">
          <draw:image xlink:href="Pictures/10000201000005A0000005A03468A10B.png" xlink:type="simple" xlink:show="embed" xlink:actuate="onLoad">
            <text:p/>
          </draw:image>
        </draw:frame>
        <draw:frame draw:style-name="gr1" draw:text-style-name="P1" draw:layer="layout" svg:width="3.047cm" svg:height="3.047cm" svg:x="15.6cm" svg:y="23.153cm">
          <draw:image xlink:href="Pictures/10000201000005A0000005A03468A10B.png" xlink:type="simple" xlink:show="embed" xlink:actuate="onLoad">
            <text:p/>
          </draw:image>
        </draw:frame>
      </draw:page>
      <draw:page draw:name="page4" draw:style-name="dp1" draw:master-page-name="Standard">
        <draw:frame draw:style-name="gr1" draw:text-style-name="P1" draw:layer="layout" svg:width="19.789cm" svg:height="14cm" svg:x="0.6cm" svg:y="0.6cm">
          <draw:image xlink:href="Pictures/10000000000008EF0000065285CAC849.jpg" xlink:type="simple" xlink:show="embed" xlink:actuate="onLoad">
            <text:p/>
          </draw:image>
        </draw:frame>
        <draw:frame draw:style-name="gr1" draw:text-style-name="P1" draw:layer="layout" svg:width="4.418cm" svg:height="4.089cm" svg:x="2cm" svg:y="7.911cm">
          <draw:image xlink:href="Pictures/10000201000001BA00000199EF0571C3.png" xlink:type="simple" xlink:show="embed" xlink:actuate="onLoad">
            <text:p/>
          </draw:image>
        </draw:frame>
        <draw:frame draw:style-name="gr1" draw:text-style-name="P1" draw:layer="layout" svg:width="4.616cm" svg:height="4.271cm" svg:x="8.19cm" svg:y="7.761cm">
          <draw:image xlink:href="Pictures/10000201000001BA00000199D2BCA811.png" xlink:type="simple" xlink:show="embed" xlink:actuate="onLoad">
            <text:p/>
          </draw:image>
        </draw:frame>
        <draw:frame draw:style-name="gr1" draw:text-style-name="P1" draw:layer="layout" svg:width="4.232cm" svg:height="3.916cm" svg:x="15.013cm" svg:y="8.177cm">
          <draw:image xlink:href="Pictures/10000201000001BA0000019945E7B74E.png" xlink:type="simple" xlink:show="embed" xlink:actuate="onLoad">
            <text:p/>
          </draw:image>
        </draw:frame>
        <draw:frame draw:style-name="gr1" draw:text-style-name="P1" draw:layer="layout" svg:width="5.463cm" svg:height="5.001cm" svg:x="7.785cm" svg:y="1.209cm">
          <draw:image xlink:href="Pictures/10000201000003E400000390B426DDEC.png" xlink:type="simple" xlink:show="embed" xlink:actuate="onLoad">
            <text:p/>
          </draw:image>
        </draw:frame>
        <draw:frame draw:style-name="gr1" draw:text-style-name="P1" draw:layer="layout" svg:width="19.789cm" svg:height="14cm" svg:x="0.6cm" svg:y="15.2cm">
          <draw:image xlink:href="Pictures/10000000000008EF0000065285CAC849.jpg" xlink:type="simple" xlink:show="embed" xlink:actuate="onLoad">
            <text:p/>
          </draw:image>
        </draw:frame>
        <draw:frame draw:style-name="gr1" draw:text-style-name="P1" draw:layer="layout" svg:width="4.418cm" svg:height="4.089cm" svg:x="2cm" svg:y="22.511cm">
          <draw:image xlink:href="Pictures/10000201000001BA00000199EF0571C3.png" xlink:type="simple" xlink:show="embed" xlink:actuate="onLoad">
            <text:p/>
          </draw:image>
        </draw:frame>
        <draw:frame draw:style-name="gr1" draw:text-style-name="P1" draw:layer="layout" svg:width="4.616cm" svg:height="4.271cm" svg:x="8.19cm" svg:y="22.361cm">
          <draw:image xlink:href="Pictures/10000201000001BA00000199D2BCA811.png" xlink:type="simple" xlink:show="embed" xlink:actuate="onLoad">
            <text:p/>
          </draw:image>
        </draw:frame>
        <draw:frame draw:style-name="gr1" draw:text-style-name="P1" draw:layer="layout" svg:width="4.232cm" svg:height="3.916cm" svg:x="15.013cm" svg:y="22.777cm">
          <draw:image xlink:href="Pictures/10000201000001BA0000019945E7B74E.png" xlink:type="simple" xlink:show="embed" xlink:actuate="onLoad">
            <text:p/>
          </draw:image>
        </draw:frame>
        <draw:frame draw:style-name="gr1" draw:text-style-name="P1" draw:layer="layout" svg:width="5.463cm" svg:height="5.001cm" svg:x="7.785cm" svg:y="15.809cm">
          <draw:image xlink:href="Pictures/10000201000003E400000390B426DDEC.png" xlink:type="simple" xlink:show="embed" xlink:actuate="onLoad">
            <text:p/>
          </draw:image>
        </draw:frame>
        <draw:frame draw:style-name="gr2" draw:text-style-name="P4" draw:layer="layout" svg:width="0.815cm" svg:height="0.899cm" svg:x="1.1cm" svg:y="0.9cm">
          <draw:text-box>
            <text:p text:style-name="P3"><text:span text:style-name="T2">1</text:span></text:p>
          </draw:text-box>
        </draw:frame>
        <draw:frame draw:style-name="gr2" draw:text-style-name="P6" draw:layer="layout" svg:width="0.815cm" svg:height="0.899cm" svg:x="1.2cm" svg:y="15.6cm">
          <draw:text-box>
            <text:p text:style-name="P5"><text:span text:style-name="T3">2</text:span></text:p>
          </draw:text-box>
        </draw:frame>
        <draw:frame draw:style-name="gr1" draw:text-style-name="P1" draw:layer="layout" svg:width="3.047cm" svg:height="3.047cm" svg:x="8.953cm" svg:y="1.9cm">
          <draw:image xlink:href="Pictures/10000201000005A0000005A02304DFEA.png" xlink:type="simple" xlink:show="embed" xlink:actuate="onLoad">
            <text:p/>
          </draw:image>
        </draw:frame>
        <draw:frame draw:style-name="gr1" draw:text-style-name="P1" draw:layer="layout" svg:width="3.047cm" svg:height="3.047cm" svg:x="2.6cm" svg:y="8.653cm">
          <draw:image xlink:href="Pictures/10000201000005A0000005A05106E6D1.png" xlink:type="simple" xlink:show="embed" xlink:actuate="onLoad">
            <text:p/>
          </draw:image>
        </draw:frame>
        <draw:frame draw:style-name="gr1" draw:text-style-name="P1" draw:layer="layout" svg:width="3.047cm" svg:height="3.047cm" svg:x="9cm" svg:y="16.453cm">
          <draw:image xlink:href="Pictures/10000201000005A0000005A0932ADADF.png" xlink:type="simple" xlink:show="embed" xlink:actuate="onLoad">
            <text:p/>
          </draw:image>
        </draw:frame>
        <draw:frame draw:style-name="gr1" draw:text-style-name="P1" draw:layer="layout" svg:width="3.047cm" svg:height="3.047cm" svg:x="2.6cm" svg:y="23.253cm">
          <draw:image xlink:href="Pictures/10000201000005A0000005A0BD385B0C.png" xlink:type="simple" xlink:show="embed" xlink:actuate="onLoad">
            <text:p/>
          </draw:image>
        </draw:frame>
        <draw:frame draw:style-name="gr1" draw:text-style-name="P1" draw:layer="layout" svg:width="3.047cm" svg:height="3.047cm" svg:x="8.953cm" svg:y="23.053cm">
          <draw:image xlink:href="Pictures/10000201000005A0000005A03468A10B.png" xlink:type="simple" xlink:show="embed" xlink:actuate="onLoad">
            <text:p/>
          </draw:image>
        </draw:frame>
        <draw:frame draw:style-name="gr1" draw:text-style-name="P1" draw:layer="layout" svg:width="3.047cm" svg:height="3.047cm" svg:x="15.553cm" svg:y="23.153cm">
          <draw:image xlink:href="Pictures/10000201000005A0000005A03468A10B.png" xlink:type="simple" xlink:show="embed" xlink:actuate="onLoad">
            <text:p/>
          </draw:image>
        </draw:frame>
        <draw:frame draw:style-name="gr1" draw:text-style-name="P1" draw:layer="layout" svg:width="3.047cm" svg:height="3.047cm" svg:x="8.953cm" svg:y="8.453cm">
          <draw:image xlink:href="Pictures/10000201000005A0000005A03468A10B.png" xlink:type="simple" xlink:show="embed" xlink:actuate="onLoad">
            <text:p/>
          </draw:image>
        </draw:frame>
        <draw:frame draw:style-name="gr1" draw:text-style-name="P1" draw:layer="layout" svg:width="3.047cm" svg:height="3.047cm" svg:x="15.6cm" svg:y="8.6cm">
          <draw:image xlink:href="Pictures/10000201000005A0000005A03468A10B.png" xlink:type="simple" xlink:show="embed" xlink:actuate="onLoad">
            <text:p/>
          </draw:image>
        </draw:frame>
      </draw:page>
      <draw:page draw:name="page5" draw:style-name="dp1" draw:master-page-name="Standard">
        <draw:frame draw:style-name="gr1" draw:text-style-name="P1" draw:layer="layout" svg:width="19.789cm" svg:height="14cm" svg:x="0.6cm" svg:y="0.6cm">
          <draw:image xlink:href="Pictures/10000000000008EF0000065285CAC849.jpg" xlink:type="simple" xlink:show="embed" xlink:actuate="onLoad">
            <text:p/>
          </draw:image>
        </draw:frame>
        <draw:frame draw:style-name="gr1" draw:text-style-name="P1" draw:layer="layout" svg:width="4.418cm" svg:height="4.089cm" svg:x="2cm" svg:y="7.911cm">
          <draw:image xlink:href="Pictures/10000201000001BA00000199EF0571C3.png" xlink:type="simple" xlink:show="embed" xlink:actuate="onLoad">
            <text:p/>
          </draw:image>
        </draw:frame>
        <draw:frame draw:style-name="gr1" draw:text-style-name="P1" draw:layer="layout" svg:width="4.616cm" svg:height="4.271cm" svg:x="8.19cm" svg:y="7.761cm">
          <draw:image xlink:href="Pictures/10000201000001BA00000199D2BCA811.png" xlink:type="simple" xlink:show="embed" xlink:actuate="onLoad">
            <text:p/>
          </draw:image>
        </draw:frame>
        <draw:frame draw:style-name="gr1" draw:text-style-name="P1" draw:layer="layout" svg:width="4.232cm" svg:height="3.916cm" svg:x="15.013cm" svg:y="8.177cm">
          <draw:image xlink:href="Pictures/10000201000001BA0000019945E7B74E.png" xlink:type="simple" xlink:show="embed" xlink:actuate="onLoad">
            <text:p/>
          </draw:image>
        </draw:frame>
        <draw:frame draw:style-name="gr1" draw:text-style-name="P1" draw:layer="layout" svg:width="5.463cm" svg:height="5.001cm" svg:x="7.785cm" svg:y="1.209cm">
          <draw:image xlink:href="Pictures/10000201000003E400000390B426DDEC.png" xlink:type="simple" xlink:show="embed" xlink:actuate="onLoad">
            <text:p/>
          </draw:image>
        </draw:frame>
        <draw:frame draw:style-name="gr1" draw:text-style-name="P1" draw:layer="layout" svg:width="19.789cm" svg:height="14cm" svg:x="0.6cm" svg:y="15.2cm">
          <draw:image xlink:href="Pictures/10000000000008EF0000065285CAC849.jpg" xlink:type="simple" xlink:show="embed" xlink:actuate="onLoad">
            <text:p/>
          </draw:image>
        </draw:frame>
        <draw:frame draw:style-name="gr1" draw:text-style-name="P1" draw:layer="layout" svg:width="4.418cm" svg:height="4.089cm" svg:x="2cm" svg:y="22.511cm">
          <draw:image xlink:href="Pictures/10000201000001BA00000199EF0571C3.png" xlink:type="simple" xlink:show="embed" xlink:actuate="onLoad">
            <text:p/>
          </draw:image>
        </draw:frame>
        <draw:frame draw:style-name="gr1" draw:text-style-name="P1" draw:layer="layout" svg:width="4.616cm" svg:height="4.271cm" svg:x="8.19cm" svg:y="22.361cm">
          <draw:image xlink:href="Pictures/10000201000001BA00000199D2BCA811.png" xlink:type="simple" xlink:show="embed" xlink:actuate="onLoad">
            <text:p/>
          </draw:image>
        </draw:frame>
        <draw:frame draw:style-name="gr1" draw:text-style-name="P1" draw:layer="layout" svg:width="4.232cm" svg:height="3.916cm" svg:x="15.013cm" svg:y="22.777cm">
          <draw:image xlink:href="Pictures/10000201000001BA0000019945E7B74E.png" xlink:type="simple" xlink:show="embed" xlink:actuate="onLoad">
            <text:p/>
          </draw:image>
        </draw:frame>
        <draw:frame draw:style-name="gr1" draw:text-style-name="P1" draw:layer="layout" svg:width="5.463cm" svg:height="5.001cm" svg:x="7.885cm" svg:y="15.809cm">
          <draw:image xlink:href="Pictures/10000201000003E400000390B426DDEC.png" xlink:type="simple" xlink:show="embed" xlink:actuate="onLoad">
            <text:p/>
          </draw:image>
        </draw:frame>
        <draw:frame draw:style-name="gr2" draw:text-style-name="P8" draw:layer="layout" svg:width="0.815cm" svg:height="0.899cm" svg:x="1.101cm" svg:y="0.901cm">
          <draw:text-box>
            <text:p text:style-name="P7"><text:span text:style-name="T4">3</text:span></text:p>
          </draw:text-box>
        </draw:frame>
        <draw:frame draw:style-name="gr2" draw:text-style-name="P4" draw:layer="layout" svg:width="0.815cm" svg:height="0.899cm" svg:x="1.201cm" svg:y="15.601cm">
          <draw:text-box>
            <text:p text:style-name="P3"><text:span text:style-name="T2">4</text:span></text:p>
          </draw:text-box>
        </draw:frame>
        <draw:frame draw:style-name="gr1" draw:text-style-name="P1" draw:layer="layout" svg:width="3.047cm" svg:height="3.047cm" svg:x="8.9cm" svg:y="1.9cm">
          <draw:image xlink:href="Pictures/10000201000005A0000005A0BEB9DE49.png" xlink:type="simple" xlink:show="embed" xlink:actuate="onLoad">
            <text:p/>
          </draw:image>
        </draw:frame>
        <draw:frame draw:style-name="gr1" draw:text-style-name="P1" draw:layer="layout" svg:width="3.047cm" svg:height="3.047cm" svg:x="15.553cm" svg:y="8.6cm">
          <draw:image xlink:href="Pictures/10000201000005A0000005A00ECEDE68.png" xlink:type="simple" xlink:show="embed" xlink:actuate="onLoad">
            <text:p/>
          </draw:image>
        </draw:frame>
        <draw:frame draw:style-name="gr1" draw:text-style-name="P1" draw:layer="layout" svg:width="3.047cm" svg:height="3.047cm" svg:x="8.953cm" svg:y="8.353cm">
          <draw:image xlink:href="Pictures/10000201000005A0000005A03468A10B.png" xlink:type="simple" xlink:show="embed" xlink:actuate="onLoad">
            <text:p/>
          </draw:image>
        </draw:frame>
        <draw:frame draw:style-name="gr1" draw:text-style-name="P1" draw:layer="layout" svg:width="3.047cm" svg:height="3.047cm" svg:x="2.7cm" svg:y="8.6cm">
          <draw:image xlink:href="Pictures/10000201000005A0000005A03468A10B.png" xlink:type="simple" xlink:show="embed" xlink:actuate="onLoad">
            <text:p/>
          </draw:image>
        </draw:frame>
        <draw:frame draw:style-name="gr1" draw:text-style-name="P1" draw:layer="layout" svg:width="3.047cm" svg:height="3.047cm" svg:x="9.053cm" svg:y="16.5cm">
          <draw:image xlink:href="Pictures/10000201000005A0000005A0491DDD8A.png" xlink:type="simple" xlink:show="embed" xlink:actuate="onLoad">
            <text:p/>
          </draw:image>
        </draw:frame>
        <draw:frame draw:style-name="gr1" draw:text-style-name="P1" draw:layer="layout" svg:width="3.047cm" svg:height="3.047cm" svg:x="8.953cm" svg:y="22.953cm">
          <draw:image xlink:href="Pictures/10000201000005A0000005A03B1FE4B1.png" xlink:type="simple" xlink:show="embed" xlink:actuate="onLoad">
            <text:p/>
          </draw:image>
        </draw:frame>
        <draw:frame draw:style-name="gr1" draw:text-style-name="P1" draw:layer="layout" svg:width="3.047cm" svg:height="3.047cm" svg:x="8.636cm" svg:y="16.702cm">
          <draw:image xlink:href="Pictures/10000201000005A0000005A03B1FE4B1.png" xlink:type="simple" xlink:show="embed" xlink:actuate="onLoad">
            <text:p/>
          </draw:image>
        </draw:frame>
        <draw:frame draw:style-name="gr1" draw:text-style-name="P1" draw:layer="layout" svg:width="3.047cm" svg:height="3.047cm" svg:x="2.553cm" svg:y="23.3cm">
          <draw:image xlink:href="Pictures/10000201000005A0000005A03468A10B.png" xlink:type="simple" xlink:show="embed" xlink:actuate="onLoad">
            <text:p/>
          </draw:image>
        </draw:frame>
        <draw:frame draw:style-name="gr1" draw:text-style-name="P1" draw:layer="layout" svg:width="3.047cm" svg:height="3.047cm" svg:x="15.553cm" svg:y="23.2cm">
          <draw:image xlink:href="Pictures/10000201000005A0000005A03468A10B.png" xlink:type="simple" xlink:show="embed" xlink:actuate="onLoad">
            <text:p/>
          </draw:image>
        </draw:frame>
      </draw:page>
      <draw:page draw:name="page6" draw:style-name="dp1" draw:master-page-name="Standard">
        <draw:frame draw:style-name="gr1" draw:text-style-name="P1" draw:layer="layout" svg:width="19.789cm" svg:height="14cm" svg:x="0.6cm" svg:y="0.6cm">
          <draw:image xlink:href="Pictures/10000000000008EF0000065285CAC849.jpg" xlink:type="simple" xlink:show="embed" xlink:actuate="onLoad">
            <text:p/>
          </draw:image>
        </draw:frame>
        <draw:frame draw:style-name="gr1" draw:text-style-name="P1" draw:layer="layout" svg:width="4.418cm" svg:height="4.089cm" svg:x="2cm" svg:y="7.911cm">
          <draw:image xlink:href="Pictures/10000201000001BA00000199EF0571C3.png" xlink:type="simple" xlink:show="embed" xlink:actuate="onLoad">
            <text:p/>
          </draw:image>
        </draw:frame>
        <draw:frame draw:style-name="gr1" draw:text-style-name="P1" draw:layer="layout" svg:width="4.616cm" svg:height="4.271cm" svg:x="8.19cm" svg:y="7.761cm">
          <draw:image xlink:href="Pictures/10000201000001BA00000199D2BCA811.png" xlink:type="simple" xlink:show="embed" xlink:actuate="onLoad">
            <text:p/>
          </draw:image>
        </draw:frame>
        <draw:frame draw:style-name="gr1" draw:text-style-name="P1" draw:layer="layout" svg:width="4.232cm" svg:height="3.916cm" svg:x="15.013cm" svg:y="8.177cm">
          <draw:image xlink:href="Pictures/10000201000001BA0000019945E7B74E.png" xlink:type="simple" xlink:show="embed" xlink:actuate="onLoad">
            <text:p/>
          </draw:image>
        </draw:frame>
        <draw:frame draw:style-name="gr1" draw:text-style-name="P1" draw:layer="layout" svg:width="5.463cm" svg:height="5.001cm" svg:x="7.785cm" svg:y="1.209cm">
          <draw:image xlink:href="Pictures/10000201000003E400000390B426DDEC.png" xlink:type="simple" xlink:show="embed" xlink:actuate="onLoad">
            <text:p/>
          </draw:image>
        </draw:frame>
        <draw:frame draw:style-name="gr1" draw:text-style-name="P1" draw:layer="layout" svg:width="19.789cm" svg:height="14cm" svg:x="0.6cm" svg:y="15.2cm">
          <draw:image xlink:href="Pictures/10000000000008EF0000065285CAC849.jpg" xlink:type="simple" xlink:show="embed" xlink:actuate="onLoad">
            <text:p/>
          </draw:image>
        </draw:frame>
        <draw:frame draw:style-name="gr1" draw:text-style-name="P1" draw:layer="layout" svg:width="4.418cm" svg:height="4.089cm" svg:x="2cm" svg:y="22.511cm">
          <draw:image xlink:href="Pictures/10000201000001BA00000199EF0571C3.png" xlink:type="simple" xlink:show="embed" xlink:actuate="onLoad">
            <text:p/>
          </draw:image>
        </draw:frame>
        <draw:frame draw:style-name="gr1" draw:text-style-name="P1" draw:layer="layout" svg:width="4.616cm" svg:height="4.271cm" svg:x="8.19cm" svg:y="22.361cm">
          <draw:image xlink:href="Pictures/10000201000001BA00000199D2BCA811.png" xlink:type="simple" xlink:show="embed" xlink:actuate="onLoad">
            <text:p/>
          </draw:image>
        </draw:frame>
        <draw:frame draw:style-name="gr1" draw:text-style-name="P1" draw:layer="layout" svg:width="4.232cm" svg:height="3.916cm" svg:x="15.013cm" svg:y="22.777cm">
          <draw:image xlink:href="Pictures/10000201000001BA0000019945E7B74E.png" xlink:type="simple" xlink:show="embed" xlink:actuate="onLoad">
            <text:p/>
          </draw:image>
        </draw:frame>
        <draw:frame draw:style-name="gr1" draw:text-style-name="P1" draw:layer="layout" svg:width="5.463cm" svg:height="5.001cm" svg:x="7.785cm" svg:y="15.809cm">
          <draw:image xlink:href="Pictures/10000201000003E400000390B426DDEC.png" xlink:type="simple" xlink:show="embed" xlink:actuate="onLoad">
            <text:p/>
          </draw:image>
        </draw:frame>
        <draw:frame draw:style-name="gr2" draw:text-style-name="P4" draw:layer="layout" svg:width="0.815cm" svg:height="0.899cm" svg:x="1.101cm" svg:y="0.901cm">
          <draw:text-box>
            <text:p text:style-name="P3"><text:span text:style-name="T2">5</text:span></text:p>
          </draw:text-box>
        </draw:frame>
        <draw:frame draw:style-name="gr2" draw:text-style-name="P4" draw:layer="layout" svg:width="0.815cm" svg:height="0.899cm" svg:x="1.201cm" svg:y="15.601cm">
          <draw:text-box>
            <text:p text:style-name="P3"><text:span text:style-name="T2">6</text:span></text:p>
          </draw:text-box>
        </draw:frame>
        <draw:frame draw:style-name="gr1" draw:text-style-name="P1" draw:layer="layout" svg:width="3.047cm" svg:height="3.047cm" svg:x="8.9cm" svg:y="1.9cm">
          <draw:image xlink:href="Pictures/10000201000005A0000005A089A83E4C.png" xlink:type="simple" xlink:show="embed" xlink:actuate="onLoad">
            <text:p/>
          </draw:image>
        </draw:frame>
        <draw:frame draw:style-name="gr1" draw:text-style-name="P1" draw:layer="layout" svg:width="3.047cm" svg:height="3.047cm" svg:x="15.553cm" svg:y="8.553cm">
          <draw:image xlink:href="Pictures/10000201000005A0000005A088E961D5.png" xlink:type="simple" xlink:show="embed" xlink:actuate="onLoad">
            <text:p/>
          </draw:image>
        </draw:frame>
        <draw:frame draw:style-name="gr1" draw:text-style-name="P1" draw:layer="layout" svg:width="3.047cm" svg:height="3.047cm" svg:x="8.953cm" svg:y="8.5cm">
          <draw:image xlink:href="Pictures/10000201000005A0000005A03468A10B.png" xlink:type="simple" xlink:show="embed" xlink:actuate="onLoad">
            <text:p/>
          </draw:image>
        </draw:frame>
        <draw:frame draw:style-name="gr1" draw:text-style-name="P1" draw:layer="layout" svg:width="3.047cm" svg:height="3.047cm" svg:x="2.6cm" svg:y="8.753cm">
          <draw:image xlink:href="Pictures/10000201000005A0000005A03468A10B.png" xlink:type="simple" xlink:show="embed" xlink:actuate="onLoad">
            <text:p/>
          </draw:image>
        </draw:frame>
        <draw:frame draw:style-name="gr1" draw:text-style-name="P1" draw:layer="layout" svg:width="3.047cm" svg:height="3.047cm" svg:x="8.9cm" svg:y="16.553cm">
          <draw:image xlink:href="Pictures/10000201000005A0000005A0D27314F3.png" xlink:type="simple" xlink:show="embed" xlink:actuate="onLoad">
            <text:p/>
          </draw:image>
        </draw:frame>
        <draw:frame draw:style-name="gr1" draw:text-style-name="P1" draw:layer="layout" svg:width="3.047cm" svg:height="3.047cm" svg:x="8.953cm" svg:y="22.9cm">
          <draw:image xlink:href="Pictures/10000201000005A0000005A0FC619520.png" xlink:type="simple" xlink:show="embed" xlink:actuate="onLoad">
            <text:p/>
          </draw:image>
        </draw:frame>
        <draw:frame draw:style-name="gr1" draw:text-style-name="P1" draw:layer="layout" svg:width="3.047cm" svg:height="3.047cm" svg:x="15.553cm" svg:y="23.153cm">
          <draw:image xlink:href="Pictures/10000201000005A0000005A03468A10B.png" xlink:type="simple" xlink:show="embed" xlink:actuate="onLoad">
            <text:p/>
          </draw:image>
        </draw:frame>
        <draw:frame draw:style-name="gr1" draw:text-style-name="P1" draw:layer="layout" svg:width="3.047cm" svg:height="3.047cm" svg:x="2.7cm" svg:y="23.253cm">
          <draw:image xlink:href="Pictures/10000201000005A0000005A03468A10B.png" xlink:type="simple" xlink:show="embed" xlink:actuate="onLoad">
            <text:p/>
          </draw:image>
        </draw:frame>
      </draw:page>
      <draw:page draw:name="page7" draw:style-name="dp1" draw:master-page-name="Standard">
        <draw:rect draw:style-name="gr3" draw:text-style-name="P1" draw:layer="layout" svg:width="4.5cm" svg:height="4.7cm" svg:x="3.3cm" svg:y="3.1cm">
          <text:p/>
        </draw:rect>
        <draw:frame draw:style-name="gr1" draw:text-style-name="P1" draw:layer="layout" svg:width="3.047cm" svg:height="3.047cm" svg:x="4cm" svg:y="4cm">
          <draw:image xlink:href="Pictures/10000201000005A0000005A02202BD62.png" xlink:type="simple" xlink:show="embed" xlink:actuate="onLoad">
            <text:p/>
          </draw:image>
        </draw:frame>
        <draw:frame draw:style-name="gr2" draw:layer="layout" svg:width="2.763cm" svg:height="0.963cm" svg:x="4.1cm" svg:y="1.9cm">
          <draw:text-box>
            <text:p>Start rot</text:p>
          </draw:text-box>
        </draw:frame>
        <draw:rect draw:style-name="gr3" draw:text-style-name="P1" draw:layer="layout" svg:width="4.5cm" svg:height="4.7cm" svg:x="12.3cm" svg:y="3.3cm">
          <text:p/>
        </draw:rect>
        <draw:frame draw:style-name="gr2" draw:layer="layout" svg:width="3.216cm" svg:height="0.963cm" svg:x="13cm" svg:y="2.1cm">
          <draw:text-box>
            <text:p>Start blau</text:p>
          </draw:text-box>
        </draw:frame>
        <draw:frame draw:style-name="gr1" draw:text-style-name="P1" draw:layer="layout" svg:width="3.047cm" svg:height="3.047cm" svg:x="13.053cm" svg:y="4.153cm">
          <draw:image xlink:href="Pictures/10000201000005A0000005A00C103CB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2-03T19:03:02.20</meta:creation-date>
    <meta:editing-duration>PT36M32S</meta:editing-duration>
    <meta:editing-cycles>5</meta:editing-cycles>
    <meta:generator>OpenOffice/4.1.2$Win32 OpenOffice.org_project/412m3$Build-9782</meta:generator>
    <meta:initial-creator>Steffen Becker</meta:initial-creator>
    <meta:printed-by>Steffen Becker</meta:printed-by>
    <meta:print-date>2019-02-03T21:02:01.01</meta:print-date>
    <dc:date>2019-02-03T21:24:58.31</dc:date>
    <dc:creator>Steffen Becker</dc:creator>
    <meta:document-statistic meta:object-count="127"/>
  </office:meta>
</office:document-meta>
</file>